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00000028E000001385D4564D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Droid Sans Mono'" style:font-family-generic="swiss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601cm" svg:height="4.801cm" svg:x="17.999cm" svg:y="6.699cm">
            <text:p><text:span text:style-name="T1">01011110</text:span></text:p>
            <text:p><text:span text:style-name="T1">10100101</text:span></text:p>
            <text:p><text:span text:style-name="T1">01100110</text:span></text:p>
            <text:p><text:span text:style-name="T1">11111101</text:span></text:p>
            <text:p><text:span text:style-name="T1">00100000</text:span></text:p>
            <text:p><text:span text:style-name="T1">00000001</text:span></text:p>
            <text:p><text:span text:style-name="T1">00000000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3cm" svg:y1="9.35cm" svg:x2="18.2cm" svg:y2="9.35cm">
            <text:p/>
          </draw:line>
          <draw:custom-shape draw:style-name="gr1" draw:text-style-name="P1" draw:layer="layout" svg:width="4.6cm" svg:height="2.3cm" svg:x="11.9cm" svg:y="8.2cm">
            <text:p text:style-name="P1">Ensamblad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10.3cm" svg:y1="9.35cm" svg:x2="12.2cm" svg:y2="9.35cm">
            <text:p/>
          </draw:line>
          <draw:custom-shape draw:style-name="gr1" draw:text-style-name="P1" draw:layer="layout" svg:width="4.5cm" svg:height="5.2cm" svg:x="6.2cm" svg:y="6.7cm">
            <text:p><text:span text:style-name="T1"><text:s/></text:span><text:span text:style-name="T1">OTRO: LD IN</text:span></text:p>
            <text:p><text:span text:style-name="T1"><text:tab/></text:span><text:span text:style-name="T1"> <text:s/></text:span><text:span text:style-name="T1">SUB DATO</text:span></text:p>
            <text:p><text:span text:style-name="T1"><text:tab/></text:span><text:span text:style-name="T1"> <text:s/></text:span><text:span text:style-name="T1">ST RESTA</text:span></text:p>
            <text:p><text:span text:style-name="T1"><text:tab/></text:span><text:span text:style-name="T1"> <text:s/></text:span><text:span text:style-name="T1">JZ OTRO</text:span></text:p>
            <text:p><text:span text:style-name="T1"><text:tab/></text:span><text:span text:style-name="T1"> <text:s/></text:span><text:span text:style-name="T1">HLT</text:span></text:p>
            <text:p><text:span text:style-name="T1"><text:s/></text:span><text:span text:style-name="T1">DATO: 1</text:span></text:p>
            <text:p><text:span text:style-name="T1">RESTA: 0</text:span></text:p>
            <draw:enhanced-geometry svg:viewBox="0 0 21600 21600" draw:type="rectangle" draw:enhanced-path="M 0 0 L 21600 0 21600 21600 0 21600 0 0 Z N"/>
          </draw:custom-shape>
          <draw:frame draw:style-name="gr3" draw:layer="layout" svg:width="4.443cm" svg:height="0.962cm" svg:x="6.157cm" svg:y="5.5cm">
            <draw:text-box>
              <text:p>Código fuente</text:p>
            </draw:text-box>
          </draw:frame>
          <draw:frame draw:style-name="gr3" draw:text-style-name="P1" draw:layer="layout" svg:width="2.504cm" svg:height="1.673cm" svg:x="18cm" svg:y="5cm">
            <draw:text-box>
              <text:p text:style-name="P1">Código<text:line-break/>objeto</text:p>
            </draw:text-box>
          </draw:frame>
        </draw:g>
      </draw:page>
      <draw:page draw:name="page2" draw:style-name="dp1" draw:master-page-name="Default">
        <draw:frame draw:style-name="gr4" draw:text-style-name="P1" draw:layer="layout" svg:width="14.442cm" svg:height="6.889cm" svg:x="7.91cm" svg:y="7.2cm">
          <draw:image xlink:href="Pictures/100002000000028E000001385D4564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/>
      <style:text-properties style:use-window-font-color="true" fo:language="es" fo:country="AR" style:letter-kerning="true" style:font-family-asian="FreeSans" style:font-family-generic-asian="swiss" style:font-pitch-asian="variable" style:font-size-asian="12pt" style:language-asian="hi" style:country-asian="IN" style:font-family-complex="'WenQuanYi Micro Hei'" style:font-pitch-complex="variable"/>
    </style:style>
    <style:style style:name="Heading_20_2" style:display-name="Heading 2" style:family="graphic">
      <style:paragraph-properties fo:margin-top="0.746cm" fo:margin-bottom="0.374cm" fo:text-align="justify" style:text-autospace="none"/>
      <style:text-properties fo:font-family="'Liberation Sans', Arial" style:font-family-generic="swiss" style:font-pitch="variable" fo:font-size="14pt" fo:font-style="italic" fo:font-weight="bold" style:font-family-asian="FreeSans" style:font-family-generic-asian="swiss" style:font-pitch-asian="variable" style:font-size-asian="14pt" style:font-style-asian="italic" style:font-weight-asian="bold" style:font-family-complex="'WenQuanYi Micro Hei'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fo:text-align="justify" style:text-autospace="none"/>
      <style:text-properties fo:font-family="'Liberation Sans', Arial" style:font-family-generic="swiss" style:font-pitch="variable" fo:font-size="14pt" fo:font-weight="bold" style:font-family-asian="FreeSans" style:font-family-generic-asian="swiss" style:font-pitch-asian="variable" style:font-size-asian="14pt" style:font-weight-asian="bold" style:font-family-complex="'WenQuanYi Micro Hei'" style:font-pitch-complex="variable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fo:text-align="justify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text-align="justify" style:text-autospace="none"/>
    </style:style>
    <style:style style:name="Footnote" style:family="graphic">
      <style:paragraph-properties fo:margin-left="1.055cm" fo:margin-right="0cm" fo:text-align="justify" fo:text-indent="0cm" style:text-autospace="none"/>
      <style:text-properties fo:font-size="10pt" style:font-size-asian="10pt" style:font-size-complex="10pt"/>
    </style:style>
    <style:style style:name="Index" style:family="graphic">
      <style:paragraph-properties fo:text-align="justify"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fo:text-align="justify" style:text-autospace="none"/>
      <style:text-properties style:font-family-asian="Free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5T14:30:25</meta:creation-date>
    <dc:date>2013-05-27T15:00:02</dc:date>
    <meta:editing-duration>PT20M59S</meta:editing-duration>
    <meta:editing-cycles>2</meta:editing-cycles>
    <meta:generator>LibreOffice/4.0.3.3$Linux_x86 LibreOffice_project/0eaa50a932c8f2199a615e1eb30f7ac74279539</meta:generator>
    <meta:document-statistic meta:object-count="9"/>
  </office:meta>
</office:document-meta>
</file>